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Aug 06 02:20:33 202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Aug 06 02:20:33 202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41451">
            <draw:g id="g2087">
              <draw:path id="path12" draw:style-name="style0" draw:layer="layout" svg:x="4.413cm" svg:y="0.002cm" svg:width="0.989cm" svg:height="1.176cm" svg:viewBox="0.0 0.0 988.605 1175.827" svg:d="M 9380.271 11.575 C 9524.285 -1.063 9661.539 4.728 9790.127 22.522 C 9790.127 22.522 9826.771 36.706 9811.426 33.131 C 9772.905 163.987 9728.581 294.494 9694.339 432.419 C 9499.597 175.080 9027.968 644.534 9300.359 789.085 C 9382.376 832.464 9500.350 825.168 9566.573 773.134 C 9603.824 743.640 9638.951 704.396 9667.703 666.662 C 9719.464 819.978 9764.996 972.005 9811.426 1129.800 C 9652.201 1151.245 9459.274 1205.863 9279.136 1167.044 C 8623.833 1025.812 8699.757 70.906 9380.271 11.575 L 9380.271 11.575 ">
                <!-- 11 nodes -->
              </draw:path>
              <draw:path id="path14" draw:style-name="style0" draw:layer="layout" svg:x="0.000cm" svg:y="0.007cm" svg:width="0.968cm" svg:height="1.178cm" svg:viewBox="0.0 0.0 967.833 1177.527" svg:d="M 454.823 16.476 C 573.934 7.710 696.252 23.813 790.231 37.810 C 844.634 45.748 909.257 72.721 897.599 69.712 C 871.640 157.714 839.409 275.917 815.591 365.913 C 738.390 354.441 475.930 289.696 438.872 346.577 C 426.082 365.840 429.879 389.239 433.565 415.764 C 450.688 473.555 748.315 454.215 848.809 527.543 C 904.647 568.327 946.026 628.824 960.589 713.892 C 1007.543 989.252 819.841 1169.880 582.594 1187.750 C 449.528 1197.524 318.298 1186.207 194.026 1177.030 C 143.613 1173.194 83.682 1162.392 34.283 1155.696 C 34.283 1155.399 34.994 1139.897 34.283 1139.745 C 57.419 1054.532 82.929 956.219 108.812 868.223 C 196.890 881.240 478.268 906.185 524.016 846.930 C 534.362 833.312 550.541 798.890 529.358 777.743 C 491.356 739.705 432.253 746.780 376.795 739.705 C 173.445 713.898 23.517 690.383 2.375 452.984 C -8.082 336.015 16.483 244.852 66.261 176.231 C 144.779 67.192 279.013 29.266 454.823 16.476 L 454.823 16.476 ">
                <!-- 20 nodes -->
              </draw:path>
              <draw:path id="path16" draw:style-name="style0" draw:layer="layout" svg:x="2.500cm" svg:y="0.007cm" svg:width="1.172cm" svg:height="1.175cm" svg:viewBox="0.0 0.0 1171.875 1174.871" svg:d="M 4999.964 14.827 L 5490.409 14.827 L 5804.494 597.040 L 5804.494 14.827 L 6171.839 14.827 L 6171.839 1189.670 L 5662.131 1189.319 L 5373.334 597.062 L 5373.334 1189.698 L 4999.964 1189.347 C 4999.964 1189.341 5000.564 128.266 4999.964 14.871 L 4999.964 14.827 ">
                <!-- 12 nodes -->
              </draw:path>
              <draw:path id="polygon20" draw:style-name="style0" draw:layer="layout" svg:x="3.864cm" svg:y="0.007cm" svg:width="0.432cm" svg:height="1.171cm" svg:viewBox="0.0 0.0 431.685 1170.708" svg:d="M 7727.610 1185.535 L 7727.610 14.827 L 8159.295 14.827 L 8158.770 1185.535 L 7727.610 1185.535 Z">
                <!-- 5 nodes -->
              </draw:path>
              <draw:path id="path22" draw:style-name="style0" draw:layer="layout" svg:x="1.077cm" svg:y="0.000cm" svg:width="1.228cm" svg:height="1.182cm" svg:viewBox="0.0 0.0 1228.366 1181.844" svg:d="M 3017.418 578.831 C 2999.175 683.606 2864.184 815.588 2757.934 833.161 C 2669.710 847.572 2609.359 824.395 2565.828 781.243 C 2411.089 627.816 2659.137 377.476 2804.620 355.617 C 2936.526 335.636 3040.478 445.753 3017.418 578.831 M 3349.665 371.148 C 3265.542 139.016 3053.012 -22.500 2711.206 2.561 C 2501.272 17.800 2322.183 138.526 2238.812 282.849 C 2170.716 400.531 2127.710 584.658 2171.317 755.278 C 2318.497 1331.240 3225.242 1323.564 3365.237 734.544 C 3392.065 621.418 3386.799 473.631 3349.665 371.148 L 3349.665 371.148 ">
                <!-- 12 nodes -->
              </draw:path>
            </draw:g>
            <!-- id="g2087" -->
            <draw:g id="g41430">
              <draw:g id="text7647">
                <draw:path id="path41273" draw:style-name="style1" draw:layer="layout" svg:x="0.017cm" svg:y="1.369cm" svg:width="0.282cm" svg:height="0.300cm" svg:viewBox="0.0 0.0 282.098 300.331" svg:d="M 34.658 2737.016 L 316.757 2737.016 L 316.757 2811.177 L 222.109 2811.177 L 222.109 3037.348 L 129.306 3037.348 L 129.306 2811.177 L 34.658 2811.177 L 34.658 2737.016 Z">
                  <!-- 9 nodes -->
                </draw:path>
                <draw:path id="path41275" draw:style-name="style1" draw:layer="layout" svg:x="0.496cm" svg:y="1.369cm" svg:width="0.287cm" svg:height="0.300cm" svg:viewBox="0.0 0.0 287.425 300.331" svg:d="M 991.732 2737.016 L 1084.536 2737.016 L 1084.536 2842.112 L 1185.944 2842.112 L 1185.944 2737.016 L 1279.157 2737.016 L 1279.157 3037.348 L 1185.944 3037.348 L 1185.944 2915.863 L 1084.536 2915.863 L 1084.536 3037.348 L 991.732 3037.348 L 991.732 2737.016 Z">
                  <!-- 13 nodes -->
                </draw:path>
                <draw:path id="path41277" draw:style-name="style1" draw:layer="layout" svg:x="1.030cm" svg:y="1.369cm" svg:width="0.253cm" svg:height="0.300cm" svg:viewBox="0.0 0.0 253.212 300.331" svg:d="M 2060.498 2737.016 L 2309.203 2737.016 L 2309.203 2801.139 L 2153.507 2801.139 L 2153.507 2848.872 L 2297.936 2848.872 L 2297.936 2910.127 L 2153.507 2910.127 L 2153.507 2969.333 L 2313.710 2969.333 L 2313.710 3037.348 L 2060.498 3037.348 L 2060.498 2737.016 Z">
                  <!-- 13 nodes -->
                </draw:path>
                <draw:path id="path41279" draw:style-name="style1" draw:layer="layout" svg:x="1.687cm" svg:y="1.369cm" svg:width="0.287cm" svg:height="0.300cm" svg:viewBox="0.0 0.0 287.425 300.331" svg:d="M 3374.885 2737.016 L 3467.689 2737.016 L 3467.689 2842.112 L 3569.097 2842.112 L 3569.097 2737.016 L 3662.310 2737.016 L 3662.310 3037.348 L 3569.097 3037.348 L 3569.097 2915.863 L 3467.689 2915.863 L 3467.689 3037.348 L 3374.885 3037.348 L 3374.885 2737.016 Z">
                  <!-- 13 nodes -->
                </draw:path>
                <draw:path id="path41281" draw:style-name="style1" draw:layer="layout" svg:x="2.222cm" svg:y="1.369cm" svg:width="0.253cm" svg:height="0.300cm" svg:viewBox="0.0 0.0 253.212 300.331" svg:d="M 4443.651 2737.016 L 4692.357 2737.016 L 4692.357 2801.139 L 4536.660 2801.139 L 4536.660 2848.872 L 4681.089 2848.872 L 4681.089 2910.127 L 4536.660 2910.127 L 4536.660 2969.333 L 4696.864 2969.333 L 4696.864 3037.348 L 4443.651 3037.348 L 4443.651 2737.016 Z">
                  <!-- 13 nodes -->
                </draw:path>
                <draw:path id="path41283" draw:style-name="style1" draw:layer="layout" svg:x="2.680cm" svg:y="1.369cm" svg:width="0.276cm" svg:height="0.300cm" svg:viewBox="0.0 0.0 276.362 300.331" svg:d="M 5360.572 2737.016 L 5498.445 2737.016 C 5525.624 2737.016 5547.545 2740.704 5564.207 2748.079 C 5581.006 2755.454 5594.868 2766.039 5605.795 2779.833 C 5616.721 2793.627 5624.642 2809.675 5629.559 2827.976 C 5634.475 2846.278 5636.934 2865.671 5636.934 2886.158 C 5636.934 2918.253 5633.246 2943.178 5625.871 2960.933 C 5618.633 2978.552 5608.526 2993.370 5595.551 3005.389 C 5582.577 3017.271 5568.646 3025.192 5553.759 3029.153 C 5533.409 3034.616 5514.971 3037.348 5498.445 3037.348 L 5360.572 3037.348 L 5360.572 2737.016 ZM 5453.375 2805.031 L 5453.375 2969.128 L 5476.115 2969.128 C 5495.509 2969.128 5509.303 2967.011 5517.498 2962.777 C 5525.692 2958.407 5532.112 2950.895 5536.755 2940.242 C 5541.399 2929.452 5543.721 2912.039 5543.721 2888.002 C 5543.721 2856.179 5538.531 2834.395 5528.151 2822.650 C 5517.771 2810.904 5500.562 2805.031 5476.525 2805.031 L 5453.375 2805.031 Z">
                  <!-- 21 nodes -->
                </draw:path>
                <draw:path id="path41285" draw:style-name="style1" draw:layer="layout" svg:x="3.148cm" svg:y="1.363cm" svg:width="0.306cm" svg:height="0.311cm" svg:viewBox="0.0 0.0 305.863 310.574" svg:d="M 6458.387 2923.443 L 6458.387 2860.960 L 6601.792 2860.960 L 6601.792 2989.000 C 6574.341 3007.711 6550.030 3020.481 6528.861 3027.309 C 6507.828 3034.002 6482.834 3037.348 6453.880 3037.348 C 6418.234 3037.348 6389.143 3031.270 6366.608 3019.115 C 6344.209 3006.960 6326.796 2988.863 6314.368 2964.826 C 6302.076 2940.788 6295.930 2913.200 6295.930 2882.061 C 6295.930 2849.282 6302.690 2820.806 6316.211 2796.632 C 6329.732 2772.322 6349.536 2753.884 6375.622 2741.319 C 6395.972 2731.622 6423.355 2726.773 6457.773 2726.773 C 6490.961 2726.773 6515.749 2729.778 6532.138 2735.787 C 6548.664 2741.797 6562.322 2751.152 6573.111 2763.854 C 6584.037 2776.419 6592.232 2792.398 6597.695 2811.792 L 6508.169 2827.771 C 6504.482 2816.436 6498.199 2807.763 6489.322 2801.754 C 6480.581 2795.744 6469.382 2792.740 6455.724 2792.740 C 6435.374 2792.740 6419.122 2799.842 6406.966 2814.046 C 6394.948 2828.113 6388.938 2850.443 6388.938 2881.036 C 6388.938 2913.541 6395.016 2936.759 6407.171 2950.690 C 6419.463 2964.621 6436.535 2971.586 6458.387 2971.586 C 6468.767 2971.586 6478.669 2970.084 6488.093 2967.079 C 6497.516 2964.075 6508.306 2958.953 6520.461 2951.715 L 6520.461 2923.443 L 6458.387 2923.443 Z">
                  <!-- 26 nodes -->
                </draw:path>
                <draw:path id="path41287" draw:style-name="style1" draw:layer="layout" svg:x="3.694cm" svg:y="1.369cm" svg:width="0.253cm" svg:height="0.300cm" svg:viewBox="0.0 0.0 253.212 300.331" svg:d="M 7388.460 2737.016 L 7637.165 2737.016 L 7637.165 2801.139 L 7481.468 2801.139 L 7481.468 2848.872 L 7625.898 2848.872 L 7625.898 2910.127 L 7481.468 2910.127 L 7481.468 2969.333 L 7641.672 2969.333 L 7641.672 3037.348 L 7388.460 3037.348 L 7388.460 2737.016 Z">
                  <!-- 13 nodes -->
                </draw:path>
                <draw:path id="path41289" draw:style-name="style1" draw:layer="layout" svg:x="4.152cm" svg:y="1.369cm" svg:width="0.287cm" svg:height="0.300cm" svg:viewBox="0.0 0.0 287.425 300.331" svg:d="M 8303.742 2737.016 L 8396.545 2737.016 L 8396.545 2842.112 L 8497.953 2842.112 L 8497.953 2737.016 L 8591.166 2737.016 L 8591.166 3037.348 L 8497.953 3037.348 L 8497.953 2915.863 L 8396.545 2915.863 L 8396.545 3037.348 L 8303.742 3037.348 L 8303.742 2737.016 Z">
                  <!-- 13 nodes -->
                </draw:path>
                <draw:path id="path41291" draw:style-name="style1" draw:layer="layout" svg:x="4.643cm" svg:y="1.363cm" svg:width="0.311cm" svg:height="0.311cm" svg:viewBox="0.0 0.0 311.189 310.574" svg:d="M 9286.628 2882.265 C 9286.628 2833.235 9300.286 2795.061 9327.601 2767.746 C 9354.916 2740.431 9392.953 2726.773 9441.711 2726.773 C 9491.698 2726.773 9530.212 2740.226 9557.254 2767.132 C 9584.296 2793.901 9597.817 2831.459 9597.817 2879.807 C 9597.817 2914.907 9591.876 2943.725 9579.994 2966.260 C 9568.249 2988.658 9551.177 3006.140 9528.778 3018.705 C 9506.516 3031.134 9478.723 3037.348 9445.398 3037.348 C 9411.527 3037.348 9383.461 3031.953 9361.199 3021.163 C 9339.074 3010.374 9321.114 2993.302 9307.320 2969.947 C 9293.525 2946.593 9286.628 2917.366 9286.628 2882.265 ZM 9379.432 2882.676 C 9379.432 2912.996 9385.032 2934.780 9396.231 2948.027 C 9407.567 2961.275 9422.931 2967.899 9442.325 2967.899 C 9462.265 2967.899 9477.699 2961.412 9488.625 2948.437 C 9499.551 2935.462 9505.014 2912.176 9505.014 2878.578 C 9505.014 2850.307 9499.278 2829.684 9487.805 2816.709 C 9476.469 2803.598 9461.036 2797.042 9441.506 2797.042 C 9422.795 2797.042 9407.771 2803.666 9396.436 2816.914 C 9385.100 2830.162 9379.432 2852.083 9379.432 2882.676 Z">
                  <!-- 20 nodes -->
                </draw:path>
                <draw:path id="path41293" draw:style-name="style1" draw:layer="layout" svg:x="5.147cm" svg:y="1.363cm" svg:width="0.306cm" svg:height="0.311cm" svg:viewBox="0.0 0.0 305.863 310.574" svg:d="M 10456.556 2923.443 L 10456.556 2860.960 L 10599.962 2860.960 L 10599.962 2989.000 C 10572.510 3007.711 10548.199 3020.481 10527.030 3027.309 C 10505.997 3034.002 10481.003 3037.348 10452.049 3037.348 C 10416.403 3037.348 10387.312 3031.270 10364.777 3019.115 C 10342.378 3006.960 10324.965 2988.863 10312.537 2964.826 C 10300.245 2940.788 10294.099 2913.200 10294.099 2882.061 C 10294.099 2849.282 10300.859 2820.806 10314.380 2796.632 C 10327.901 2772.322 10347.705 2753.884 10373.791 2741.319 C 10394.141 2731.622 10421.524 2726.773 10455.942 2726.773 C 10489.130 2726.773 10513.918 2729.778 10530.307 2735.787 C 10546.833 2741.797 10560.491 2751.152 10571.280 2763.854 C 10582.206 2776.419 10590.401 2792.398 10595.864 2811.792 L 10506.339 2827.771 C 10502.652 2816.436 10496.369 2807.763 10487.491 2801.754 C 10478.750 2795.744 10467.551 2792.740 10453.893 2792.740 C 10433.543 2792.740 10417.291 2799.842 10405.135 2814.046 C 10393.117 2828.113 10387.107 2850.443 10387.107 2881.036 C 10387.107 2913.541 10393.185 2936.759 10405.340 2950.690 C 10417.632 2964.621 10434.704 2971.586 10456.556 2971.586 C 10466.936 2971.586 10476.838 2970.084 10486.262 2967.079 C 10495.685 2964.075 10506.475 2958.953 10518.630 2951.715 L 10518.630 2923.443 L 10456.556 2923.443 Z">
                  <!-- 26 nodes -->
                </draw:path>
              </draw:g>
              <!-- id="text7647" -->
            </draw:g>
            <!-- id="g41430" -->
          </draw:g>
          <!-- id="g41451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Sun Aug 06 02:20:33 202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147a6" draw:stroke="none"/>
    </style:style>
    <style:style style:name="style1" style:family="graphic" style:parent-style-name="standard">
      <style:graphic-properties draw:fill="solid" draw:fill-color="#000000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Sun Aug 06 02:20:33 202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3 (0e150ed6c4, 2023-07-21)</meta:generator>
    <meta:initial-creator>Inkscape.org - 1.3 (0e150ed6c4, 2023-07-21)</meta:initial-creator>
    <meta:creation-date>2023-08-06 02:20:33</meta:creation-date>
    <dc:date>2023-08-06 02:20:33</dc:date>
  </office:meta>
</office:document-meta>
</file>